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70730" officeooo:paragraph-rsid="00070730"/>
    </style:style>
    <style:style style:name="P2" style:family="paragraph" style:parent-style-name="Standard" style:list-style-name="L2">
      <style:paragraph-properties fo:margin-top="0cm" fo:margin-bottom="0cm" style:contextual-spacing="false" fo:line-height="150%"/>
      <style:text-properties fo:language="uk" fo:country="UA" officeooo:rsid="00070730" officeooo:paragraph-rsid="00070730"/>
    </style:style>
    <style:style style:name="T1" style:family="text">
      <style:text-properties officeooo:rsid="0008f75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 роботи на тему “Розробка додатку “Будильник””</text:p>
      <text:p text:style-name="P1"/>
      <text:p text:style-name="P1"/>
      <text:p text:style-name="P1"/>
      <text:list xml:id="list2642869355" text:style-name="L2">
        <text:list-item>
          <text:p text:style-name="P2">Вступ</text:p>
          <text:list>
            <text:list-item>
              <text:p text:style-name="P2">Актуальність теми.</text:p>
            </text:list-item>
            <text:list-item>
              <text:p text:style-name="P2">Мета та завдання роботи.</text:p>
            </text:list-item>
            <text:list-item>
              <text:p text:style-name="P2">Об'єкт та предмет дослідження.</text:p>
            </text:list-item>
          </text:list>
        </text:list-item>
        <text:list-item>
          <text:p text:style-name="P2">Теоретичний огляд</text:p>
          <text:list>
            <text:list-item>
              <text:p text:style-name="P2">Основні поняття об'єктно-орієнтованого програмування (ООП).</text:p>
            </text:list-item>
            <text:list-item>
              <text:p text:style-name="P2">Важливі аспекти мови програмування Java для розробки додатків.</text:p>
            </text:list-item>
          </text:list>
        </text:list-item>
        <text:list-item>
          <text:p text:style-name="P2">Аналіз існуючих рішень</text:p>
          <text:list>
            <text:list-item>
              <text:p text:style-name="P2">Перегляд існуючих додатків-будильників.</text:p>
            </text:list-item>
            <text:list-item>
              <text:p text:style-name="P2">Визначення переваг та недоліків існуючих рішень.</text:p>
            </text:list-item>
            <text:list-item>
              <text:p text:style-name="P2">Архітектура додатку "Будильник"</text:p>
            </text:list-item>
            <text:list-item>
              <text:p text:style-name="P2">Опис загальної архітектури додатку.</text:p>
            </text:list-item>
            <text:list-item>
              <text:p text:style-name="P2">Розгляд вибору паттернів проектування.</text:p>
            </text:list-item>
          </text:list>
        </text:list-item>
        <text:list-item>
          <text:p text:style-name="P2">Реалізація функціональності</text:p>
          <text:list>
            <text:list-item>
              <text:p text:style-name="P2">Опис класів та їх взаємодії.</text:p>
            </text:list-item>
            <text:list-item>
              <text:p text:style-name="P2">Реалізація основних функцій будильника.</text:p>
            </text:list-item>
            <text:list-item>
              <text:p text:style-name="P2">Тестування та валідація</text:p>
            </text:list-item>
            <text:list-item>
              <text:p text:style-name="P2">Валідація коректності та ефективності роботи.</text:p>
            </text:list-item>
          </text:list>
        </text:list-item>
        <text:list-item>
          <text:p text:style-name="P2">Висновки</text:p>
          <text:list>
            <text:list-item>
              <text:p text:style-name="P2">Підбиття підсумків роботи.</text:p>
            </text:list-item>
            <text:list-item>
              <text:p text:style-name="P2">Висновки з реалізації об'єктно-орієнтованого підходу.</text:p>
            </text:list-item>
          </text:list>
        </text:list-item>
        <text:list-item>
          <text:p text:style-name="P2">Перелік використаних джерел при написанні роботи.</text:p>
        </text:list-item>
        <text:list-item>
          <text:p text:style-name="P2">Д<text:span text:style-name="T1">о</text:span>дат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9T11:42:07.156000000</dc:date>
    <meta:editing-duration>PT3M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4" meta:word-count="114" meta:character-count="829" meta:non-whitespace-character-count="762"/>
  </office:meta>
</office:document-meta>
</file>